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10" style:family="paragraph" style:parent-style-name="Table_20_Contents">
      <style:paragraph-properties fo:text-align="center" style:justify-single-word="false"/>
      <style:text-properties officeooo:rsid="012442a8" officeooo:paragraph-rsid="012442a8"/>
    </style:style>
    <style:style style:name="P11" style:family="paragraph" style:parent-style-name="Table_20_Contents">
      <style:text-properties officeooo:rsid="013f702b" officeooo:paragraph-rsid="013f702b"/>
    </style:style>
    <style:style style:name="P12" style:family="paragraph" style:parent-style-name="Table_20_Contents">
      <style:text-properties officeooo:rsid="01409737" officeooo:paragraph-rsid="01409737"/>
    </style:style>
    <style:style style:name="P13" style:family="paragraph" style:parent-style-name="Table_20_Contents">
      <style:text-properties fo:color="#ce181e" officeooo:rsid="013f702b" officeooo:paragraph-rsid="013f702b"/>
    </style:style>
    <style:style style:name="P14" style:family="paragraph" style:parent-style-name="Text_20_body">
      <style:text-properties officeooo:rsid="0141061e" officeooo:paragraph-rsid="0141061e"/>
    </style:style>
    <style:style style:name="P15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16" style:family="paragraph" style:parent-style-name="Text_20_body">
      <style:text-properties officeooo:rsid="0141d375" officeooo:paragraph-rsid="0141d375"/>
    </style:style>
    <style:style style:name="P17" style:family="paragraph" style:parent-style-name="Heading_20_1">
      <style:paragraph-properties fo:break-before="page"/>
      <style:text-properties officeooo:paragraph-rsid="013de4ae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119a32c"/>
    </style:style>
    <style:style style:name="T4" style:family="text">
      <style:text-properties officeooo:rsid="013de4ae"/>
    </style:style>
    <style:style style:name="T5" style:family="text">
      <style:text-properties officeooo:rsid="013f702b"/>
    </style:style>
    <style:style style:name="T6" style:family="text">
      <style:text-properties officeooo:rsid="0141d3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igration Odoo <text:span text:style-name="T5">T</text:span>homas <text:span text:style-name="T5">E</text:span>lectronics <text:span text:style-name="T5">8</text:span> vers 1<text:span text:style-name="T3">5</text:span>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11">Finaliser la migration des rapports (Facture, BL,...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3">En cliquant sur une commande, elle ne s’affiche pas (bug migration des données)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>Migrer les nomenclature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2">Mettre en ligne le module Odoo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2">Configurer VPS pour mettre nginix sur port 8069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2">Mettre en place la migration sur VPS</text:p>
          </table:table-cell>
          <table:table-cell table:style-name="Tableau1.B2" office:value-type="string">
            <text:p text:style-name="P9"/>
          </table:table-cell>
        </table:table-row>
      </table:table>
      <text:p text:style-name="Text_20_body"/>
      <text:p text:style-name="Text_20_body"/>
      <text:h text:style-name="P17" text:outline-level="1"><text:span text:style-name="T4">Afficher le plan comptable et les autres menus de la compta</text:span></text:h>
      <text:p text:style-name="Text_20_body">Pour cela, il faut mettre les <text:span text:style-name="T4">utilisateurs</text:span> dans ce groupe non <text:span text:style-name="T4">visible</text:span> <text:span text:style-name="T4">depuis</text:span> la fiche <text:span text:style-name="T4">utilisateur</text:span> : </text:p>
      <text:p text:style-name="Code">Show Accounting Features - Readonly</text:p>
      <text:h text:style-name="Heading_20_1" text:outline-level="1">L'utilisateur ne peut pas avoir plus d'un type d'utilisateur.</text:h>
      <text:p text:style-name="P14">Si ce message apparaît : </text:p>
      <text:p text:style-name="Code">msgid "The user cannot have more than one user types."</text:p>
      <text:p text:style-name="Code">msgstr "L'utilisateur ne peut pas avoir plus d'un type d'utilisateur."</text:p>
      <text:p text:style-name="P14">Il faut rechercher les groupes de type d’utilisateurs : </text:p>
      <text:p text:style-name="Code">thomas-electronics15=# select id,name from res_groups where id in (9, 10, 1);</text:p>
      <text:p text:style-name="Code"><text:s/>id | <text:s text:c="4"/>name <text:s text:c="5"/></text:p>
      <text:p text:style-name="Code">----+---------------</text:p>
      <text:p text:style-name="Code"><text:s text:c="2"/>9 | Portal</text:p>
      <text:p text:style-name="Code"><text:s/>10 | Public</text:p>
      <text:p text:style-name="Code"><text:s text:c="2"/>1 | Internal User</text:p>
      <text:p text:style-name="P14">Et rechercher si un utilisateur est dans 2 groupes à la fois : </text:p>
      <text:p text:style-name="Code">select * from res_groups_users_rel where gid IN (9, 10, 1) order by uid,gid;</text:p>
      <text:p text:style-name="P14">Si c’est le cas, il faut l’enlever des groupes en trop : </text:p>
      <text:p text:style-name="Code">delete from res_groups_users_rel where gid=10;</text:p>
      <text:h text:style-name="Heading_20_1" text:outline-level="1">Impossible d’afficher une commande après l’avoir créée manuellement</text:h>
      <text:p text:style-name="P16">Cela est lié à la mauvaise migration des emplacements des articles résolu ci-dessous</text:p>
      <text:h text:style-name="Heading_20_1" text:outline-level="1">Erreur en affichant la liste des articles ou un article en particulie<text:span text:style-name="T6">r</text:span></text:h>
      <text:p text:style-name="Text_20_body"><text:span text:style-name="T6">Ce message apparait: </text:span><text:s/></text:p>
      <text:p text:style-name="Code"><text:s text:c="2"/>loc_domain.append(('location_id.parent_path', '=like', location.parent_path + '%'))</text:p>
      <text:p text:style-name="Code">TypeError: unsupported operand type(s) for +: 'bool' and 'str'</text:p>
      <text:p text:style-name="P16">Pour résoudre cela, il faut migrer correctement les entrepôts et emplacements de stocks : </text:p>
      <text:p text:style-name="Code">MigrationTable(db_src,db_dst,'stock_location')</text:p>
      <text:p text:style-name="Code">default={'manufacture_steps': 'mrp_one_step'}</text:p>
      <text:p text:style-name="Code">MigrationTable(db_src,db_dst,'stock_warehouse', default=default)</text:p>
      <text:p text:style-name="Code">SQL="""</text:p>
      <text:p text:style-name="Code"><text:s text:c="4"/>update stock_location set parent_path=name;</text:p>
      <text:p text:style-name="Code"><text:s text:c="4"/>update product_category set parent_path='/' where parent_path is null;</text:p>
      <text:p text:style-name="Code"><text:s text:c="4"/>update product_category set complete_name=name;</text:p>
      <text:p text:style-name="Code"><text:s text:c="4"/>update stock_warehouse set active='t';</text:p>
      <text:p text:style-name="Code">"""</text:p>
      <text:p text:style-name="Code">cr_dst.execute(SQL)</text:p>
      <text:p text:style-name="Code">cnx_dst.commit()</text:p>
      <text:p text:style-name="Code">MigrationIrProperty(db_src,db_dst,'product.template', 'property_stock_production')</text:p>
      <text:p text:style-name="Code">MigrationIrProperty(db_src,db_dst,'product.template', 'property_stock_inventory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</text:page-number>/<text:page-count>2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thomas-electronics-8-vers-15.odt</text:file-name></text:p>
              </table:table-cell>
              <table:table-cell table:style-name="Tableau9.A1" office:value-type="string">
                <text:p text:style-name="MP7">Imprimé le <text:date style:data-style-name="N10037" text:date-value="2021-12-12T09:25:20.537844230">12/12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12-12T09:25:20.479953621</dc:date>
    <meta:print-date>2020-11-18T14:59:22.507399557</meta:print-date>
    <meta:editing-cycles>961</meta:editing-cycles>
    <meta:editing-duration>P6DT20H6M22S</meta:editing-duration>
    <meta:document-statistic meta:table-count="4" meta:image-count="0" meta:object-count="0" meta:page-count="2" meta:paragraph-count="56" meta:word-count="345" meta:character-count="2607" meta:non-whitespace-character-count="2276"/>
    <meta:user-defined meta:name="Info 1"/>
    <meta:user-defined meta:name="Info 2"/>
    <meta:user-defined meta:name="Info 3"/>
    <meta:user-defined meta:name="Info 4"/>
  </office:meta>
</office:document-meta>
</file>